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officeooo:paragraph-rsid="007dfd14"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9fa9a3" officeooo:paragraph-rsid="009fa9a3"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fo:font-style="italic" style:font-size-asian="14pt" style:font-style-asian="italic" style:font-size-complex="14pt" style:font-style-complex="italic"/>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text-properties fo:font-size="14pt" officeooo:rsid="009fa9a3" officeooo:paragraph-rsid="009fa9a3" style:font-size-asian="14pt" style:font-size-complex="14pt"/>
    </style:style>
    <style:style style:name="P8" style:family="paragraph" style:parent-style-name="Standard">
      <style:text-properties fo:font-size="14pt" officeooo:rsid="00a6372e" officeooo:paragraph-rsid="00a6372e" style:font-size-asian="14pt" style:font-size-complex="14pt"/>
    </style:style>
    <style:style style:name="P9" style:family="paragraph" style:parent-style-name="Standard">
      <style:text-properties fo:font-size="14pt" officeooo:rsid="00a7742b" officeooo:paragraph-rsid="00a7742b" style:font-size-asian="14pt" style:font-size-complex="14pt"/>
    </style:style>
    <style:style style:name="P10" style:family="paragraph" style:parent-style-name="Standard">
      <style:text-properties fo:font-size="14pt" officeooo:rsid="00a7742b" officeooo:paragraph-rsid="00a83bd1" style:font-size-asian="14pt" style:font-size-complex="14pt"/>
    </style:style>
    <style:style style:name="P11" style:family="paragraph" style:parent-style-name="Standard">
      <style:text-properties fo:font-size="14pt" officeooo:rsid="00a83bd1" officeooo:paragraph-rsid="00a83bd1" style:font-size-asian="14pt" style:font-size-complex="14pt"/>
    </style:style>
    <style:style style:name="P12" style:family="paragraph" style:parent-style-name="Standard">
      <style:text-properties fo:font-size="14pt" fo:font-weight="bold" officeooo:rsid="00a7742b" officeooo:paragraph-rsid="00a7742b" style:font-size-asian="14pt" style:font-weight-asian="bold" style:font-size-complex="14pt" style:font-weight-complex="bold"/>
    </style:style>
    <style:style style:name="P13" style:family="paragraph" style:parent-style-name="Standard">
      <style:text-properties fo:font-size="14pt" fo:font-weight="bold" officeooo:rsid="00a83bd1" officeooo:paragraph-rsid="00a83bd1" style:font-size-asian="14pt" style:font-weight-asian="bold" style:font-size-complex="14pt" style:font-weight-complex="bold"/>
    </style:style>
    <style:style style:name="P14" style:family="paragraph" style:parent-style-name="Standard">
      <style:text-properties fo:font-size="14pt" fo:font-weight="bold" officeooo:rsid="00a9200f" officeooo:paragraph-rsid="00a9200f" style:font-size-asian="14pt" style:font-weight-asian="bold" style:font-size-complex="14pt" style:font-weight-complex="bold"/>
    </style:style>
    <style:style style:name="T1" style:family="text">
      <style:text-properties style:text-position="0% 100%" fo:font-weight="normal" officeooo:rsid="00a6372e" style:font-weight-asian="normal" style:font-weight-complex="normal"/>
    </style:style>
    <style:style style:name="T2" style:family="text">
      <style:text-properties style:text-position="0% 100%" fo:font-weight="normal" officeooo:rsid="00a7742b" style:font-weight-asian="normal" style:font-weight-complex="normal"/>
    </style:style>
    <style:style style:name="T3" style:family="text">
      <style:text-properties style:text-position="0% 100%" style:font-name="Liberation Serif" fo:font-style="normal" style:text-underline-style="none" style:font-name-asian="DejaVu Sans" style:font-size-asian="12.25pt" style:font-style-asian="normal" style:font-name-complex="Lohit Hindi" style:font-style-complex="normal"/>
    </style:style>
    <style:style style:name="T4" style:family="text">
      <style:text-properties style:text-position="0% 100%" style:font-name="Liberation Serif" fo:font-style="normal" style:text-underline-style="none" fo:font-weight="normal" style:font-name-asian="DejaVu Sans" style:font-size-asian="12.25pt" style:font-style-asian="normal" style:font-weight-asian="normal" style:font-name-complex="Lohit Hindi" style:font-style-complex="normal" style:font-weight-complex="normal"/>
    </style:style>
    <style:style style:name="T5" style:family="text">
      <style:text-properties style:text-position="0% 100%" style:font-name="Liberation Serif" fo:font-style="normal" style:text-underline-style="none" fo:font-weight="normal" officeooo:rsid="00a6372e" style:font-name-asian="DejaVu Sans" style:font-size-asian="12.25pt" style:font-style-asian="normal" style:font-weight-asian="normal" style:font-name-complex="Lohit Hindi" style:font-style-complex="normal" style:font-weight-complex="normal"/>
    </style:style>
    <style:style style:name="T6" style:family="text">
      <style:text-properties style:text-position="0% 100%" style:font-name="Liberation Serif" fo:font-style="normal" style:text-underline-style="none" fo:font-weight="normal" officeooo:rsid="00a7742b" style:font-name-asian="DejaVu Sans" style:font-size-asian="12.25pt" style:font-style-asian="normal" style:font-weight-asian="normal" style:font-name-complex="Lohit Hindi" style:font-style-complex="normal" style:font-weight-complex="normal"/>
    </style:style>
    <style:style style:name="T7" style:family="text">
      <style:text-properties style:text-position="0% 100%" style:font-name="Liberation Serif" fo:font-style="normal" style:text-underline-style="none" fo:font-weight="normal" officeooo:rsid="00a83bd1" style:font-name-asian="DejaVu Sans" style:font-size-asian="12.25pt" style:font-style-asian="normal" style:font-weight-asian="normal" style:font-name-complex="Lohit Hindi" style:font-style-complex="normal" style:font-weight-complex="normal"/>
    </style:style>
    <style:style style:name="T8" style:family="text">
      <style:text-properties style:text-position="0% 100%" style:font-name="Liberation Serif" fo:font-style="normal" style:text-underline-style="none" fo:font-weight="normal" officeooo:rsid="00a9200f" style:font-name-asian="DejaVu Sans" style:font-size-asian="12.25pt" style:font-style-asian="normal" style:font-weight-asian="normal" style:font-name-complex="Lohit Hindi" style:font-style-complex="normal" style:font-weight-complex="normal"/>
    </style:style>
    <style:style style:name="T9" style:family="text">
      <style:text-properties style:text-position="0% 100%" style:font-name="Liberation Serif" fo:font-style="normal" style:text-underline-style="none" fo:font-weight="bold" style:font-name-asian="DejaVu Sans" style:font-size-asian="12.25pt" style:font-style-asian="normal" style:font-weight-asian="bold" style:font-name-complex="Lohit Hindi" style:font-style-complex="normal" style:font-weight-complex="bold"/>
    </style:style>
    <style:style style:name="T10" style:family="text">
      <style:text-properties officeooo:rsid="007dfd14"/>
    </style:style>
    <style:style style:name="T11" style:family="text">
      <style:text-properties officeooo:rsid="009fa9a3"/>
    </style:style>
    <style:style style:name="T12" style:family="text">
      <style:text-properties officeooo:rsid="00a637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span text:style-name="T10">. </text:span></text:p>
      <text:p text:style-name="P3"><text:span text:style-name="T12">Sparse Techniques in ZPE</text:span>.</text:p>
      <text:p text:style-name="P1">Richard Parker <text:span text:style-name="T12">30.7</text:span>.201<text:span text:style-name="T11">7</text:span></text:p>
      <text:p text:style-name="P5"/>
      <text:p text:style-name="P6">Section 1 – Introduction</text:p>
      <text:p text:style-name="P4"/>
      <text:p text:style-name="P7"><text:span text:style-name="T1">At the PASCO 2017 workshop, there was an interesting talk on Sparse Gaussian Elimination</text:span><text:span text:style-name="T2"> over small finite fields</text:span><text:span text:style-name="T1">. <text:s/>Perhaps the methods described in the talk are not themselves particularly applicable to meataxe64, but</text:span><text:span text:style-name="T5"> it seems clear that, in certain special cases, we can use sparse methods in the general case without slowing down the dense case very much. <text:s/>Presumably similar ideas can be applied to ZEC (which produces also the transformation matrices) but in this document I do not consider this, partly because it makes things too hard, but also because ZPE is the main tool in practice (for null-space, split and standard base anyway). <text:s/>Similarly yet further tricks may be applicable to ZRN (rank)</text:span><text:span text:style-name="T6">,</text:span><text:span text:style-name="T5"> which does not need to back clean, and that is also ignored here.</text:span></text:p>
      <text:p text:style-name="P7"><text:span text:style-name="T5"/></text:p>
      <text:p text:style-name="P8"><text:span text:style-name="T4">ZPE takes an arbitrary rectangular matrix and produces a (negative) reduced echelon form matrix in bit-string and remnant form. <text:s/>It does not even produce a </text:span><text:span text:style-name="T9">row-select</text:span><text:span text:style-name="T4"> bit-string, as though the current implementation could readily produce one, no application has </text:span><text:span text:style-name="T6">yet </text:span><text:span text:style-name="T4">arisen where this is wanted (though probably standard base will). <text:s/>For now I will assume that even the row-select bit-string is not required, though continue to worry that the ideas will need to be upgraded later to handle this.</text:span></text:p>
      <text:p text:style-name="P8"><text:span text:style-name="T4"/></text:p>
      <text:p text:style-name="P8"><text:span text:style-name="T4">Also, the current implementation uses the </text:span><text:span text:style-name="T9">standard pivots</text:span><text:span text:style-name="T4">. <text:s/>A column is a standard pivot if there is a vector in the row-span that has its first non-zero entry in that column. <text:s/></text:span><text:span text:style-name="T6">There are probably further tricks that can be used to find an echelon form with non-standard pivots, but again I will ignore this possibility here.</text:span></text:p>
      <text:p text:style-name="P8"><text:span text:style-name="T6"/></text:p>
      <text:p text:style-name="P10"><text:span text:style-name="T4">The basic idea is to inspect the matrix at the start to gain whatever is available by the use of sparse methods. <text:s/>In the fully-dense case this will simply inspect the matrix and notice that there is nothing available and simply get on with the job.</text:span></text:p>
      <text:p text:style-name="P10"><text:span text:style-name="T4"/></text:p>
      <text:p text:style-name="P11"><text:span text:style-name="T4">The special cases we would like to take advantage of include. . .</text:span></text:p>
      <text:p text:style-name="P11"><text:span text:style-name="T4"/></text:p>
      <text:p text:style-name="P11"><text:span text:style-name="T4">1. <text:s/>The input matrix is very sparse - for example A+B+AB in a permutation representation - and huge amounts of work can be avoided by using this fact.</text:span></text:p>
      <text:p text:style-name="P11"><text:span text:style-name="T4">2. <text:s/>The input matrix has been put into more-or-less echelon form by rip-off methods, and we wish to complete the job.</text:span></text:p>
      <text:p text:style-name="P10"><text:span text:style-name="T4"/></text:p>
      <text:p text:style-name="P11"><text:soft-page-break/><text:span text:style-name="T4">It is also worth noting that, in the dense algorithm, the first step is the echelization of the top-left block, and that all the other threads (except perhaps the thread reading the matrix) are idle, so that there is a clear opportunity for investigating sparsity in these idle threads at this time.</text:span></text:p>
      <text:p text:style-name="P10"><text:span text:style-name="T4"/></text:p>
      <text:p text:style-name="P10"><text:span text:style-name="T4">More specifically, each row will be classified into one of four categories. <text:s/></text:span></text:p>
      <text:p text:style-name="P9"><text:span text:style-name="T4"/></text:p>
      <text:p text:style-name="P12"><text:span text:style-name="T3">Z</text:span><text:span text:style-name="T4"> the row is zero. <text:s/>This row is </text:span><text:span text:style-name="T7">always simply </text:span><text:span text:style-name="T4">discarded without further consideration. ("Zero")</text:span></text:p>
      <text:p text:style-name="P12"><text:span text:style-name="T3">M</text:span><text:span text:style-name="T4"> the row has precisely one non-zero entry ("Monomial")</text:span><text:span text:style-name="T7"> noting where it is,</text:span></text:p>
      <text:p text:style-name="P12"><text:span text:style-name="T3">S</text:span><text:span text:style-name="T4"> the second non-zero entry is "way out" to the right - at least 5% of the way, say - ("Sparse")</text:span><text:span text:style-name="T7"> noting where the first and second non-zero entry are.</text:span></text:p>
      <text:p text:style-name="P12"><text:span text:style-name="T3">D</text:span><text:span text:style-name="T4"> none of the above apply. <text:s/>("Dense"</text:span><text:span text:style-name="T7"> or "Dustbin"</text:span><text:span text:style-name="T4">).</text:span></text:p>
      <text:p text:style-name="P13"><text:span text:style-name="T8"/></text:p>
      <text:p text:style-name="P14"><text:span text:style-name="T4">The trouble is, of course, I haven't a clue what to do next. <text:s/>In particular, am I trying to make the top-left block zero, upper-triangular or dense? <text:s/>Making it zero improves concurrency in that C12 and C21 can both start straight away. <text:s/>On the other hand making C21 zero avoids a whole lot of multiplication work. <text:s/>Making C11 upper-triangular could save a lot of work, except that at present we won't take any notice of the fact and still extract and use all the zeros below the diagonal, though the multiplication will be a bit faster with these zeros. <text:s/>Making C11 dense means that we can start immediately with some real work while doing the rest of the sparsity work, which may well be best.</text:span></text:p>
      <text:p text:style-name="P14"><text:span text:style-name="T4"/></text:p>
      <text:p text:style-name="P14"><text:span text:style-name="T4">In an attempt to see the light, let's suppose we take our first row of blocks from the dustbin so that at least we have some real work to get on with, and have plenty of cores available to do the rest of the sparsity work. <text:s/>For example, suppose we are chopping 20x20. <text:s/>As soon as we have read 1/20 of the rows that belong in dustbin, we can get on with the echelization in one thread while investigating the r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07-30T09:35:32.821925335</dc:date>
    <meta:editing-duration>P4DT5H25M35S</meta:editing-duration>
    <meta:editing-cycles>411</meta:editing-cycles>
    <meta:generator>LibreOffice/5.1.6.2$Linux_X86_64 LibreOffice_project/10m0$Build-2</meta:generator>
    <meta:printed-by>User </meta:printed-by>
    <meta:print-date>2012-07-06T16:23:45</meta:print-date>
    <meta:document-statistic meta:table-count="0" meta:image-count="0" meta:object-count="0" meta:page-count="2" meta:paragraph-count="19" meta:word-count="719" meta:character-count="4108" meta:non-whitespace-character-count="3385"/>
  </office:meta>
</office:document-meta>
</file>